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5pt solid #000000" fo:border-right="none" fo:border-top="0.5pt solid #000000" fo:border-bottom="0.5pt solid #000000"/>
    </style:style>
    <style:style style:name="Tabelle1.B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paragraph-rsid="0022d34b"/>
    </style:style>
    <style:style style:name="P2" style:family="paragraph" style:parent-style-name="Table_20_Contents">
      <style:text-properties officeooo:paragraph-rsid="0016dad4"/>
    </style:style>
    <style:style style:name="P3" style:family="paragraph" style:parent-style-name="Table_20_Contents">
      <style:text-properties officeooo:rsid="001d74f6" officeooo:paragraph-rsid="001d74f6"/>
    </style:style>
    <style:style style:name="P4" style:family="paragraph" style:parent-style-name="Table_20_Contents">
      <style:text-properties officeooo:rsid="001b0592" officeooo:paragraph-rsid="001b0592"/>
    </style:style>
    <style:style style:name="T1" style:family="text">
      <style:text-properties fo:color="#000000" loext:opacity="100%" fo:background-color="#f10d0c" loext:char-shading-value="0"/>
    </style:style>
    <style:style style:name="T2" style:family="text">
      <style:text-properties officeooo:rsid="0020bf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table-cell table:style-name="Tabelle1.A1" office:value-type="string">
            <text:p text:style-name="Table_20_Contents">Hallo Alice, </text:p>
            <text:p text:style-name="Table_20_Contents"/>
            <text:p text:style-name="Table_20_Contents">vielen Dank für deine Nachricht, ich freue mich sehr darüber. Die Zeiten sind im Moment beide verfügbar. Wenn du möchtest, können wir gerne eine kurze Probestunde zusammen machen. Ich weiss, dass die Probestunden nicht kostenlos sind, deshalt kannst du gerne einfach nur 15 Minuten buchen und ich reserviere die Zeit danach, sodass wir so lange miteinander sprechen können, bis all deine Fragen geklärt sind. Das ist für mich kein Problem. Also, ich freue mich, wenn du eine Stunde mit mir buchst und wir sehen uns hoffentlich in dieser Stunde. </text:p>
            <text:p text:style-name="Table_20_Contents"/>
            <text:p text:style-name="Table_20_Contents">Bis dann, liebe Grüße, </text:p>
            <text:p text:style-name="Table_20_Contents"/>
            <text:p text:style-name="Table_20_Contents">Matthias.</text:p>
          </table:table-cell>
          <table:table-cell table:style-name="Tabelle1.B1" office:value-type="string">
            <text:p text:style-name="Table_20_Contents"/>
          </table:table-cell>
        </table:table-row>
        <table:table-row>
          <table:table-cell table:style-name="Tabelle1.A2" office:value-type="string">
            <text:p text:style-name="P1">Hallo <text:span text:style-name="T1">Seray</text:span>,</text:p>
            <text:p text:style-name="Table_20_Contents"/>
            <text:p text:style-name="Table_20_Contents">ich habe gesehen, dass du überlegst, Unterricht bei mir zu nehmen. Wenn du möchtest, können wir eine kurze Probestunde von <text:span text:style-name="T2">2</text:span>5 Minuten vereinbaren. Melde dich einfach bei mir und teile mir deinen Wunschtermin mit. Ich kann dann einen Termin finden, an dem wir die Probestunde gegebenenfalls verlängern können, bis alle deine Fragen geklärt sind. Du kannst mich jederzeit gerne kontaktieren.</text:p>
            <text:p text:style-name="Table_20_Contents"/>
            <text:p text:style-name="P2">liebe Grüße,</text:p>
            <text:p text:style-name="Table_20_Contents"/>
            <text:p text:style-name="Table_20_Contents">Matthias</text:p>
            <text:p text:style-name="Table_20_Contents"/>
            <text:p text:style-name="Table_20_Contents">……………………………………….</text:p>
            <text:p text:style-name="Table_20_Contents"/>
            <text:p text:style-name="P1">Hi <text:span text:style-name="T1">Seray</text:span>,</text:p>
            <text:p text:style-name="P1"/>
            <text:p text:style-name="P1">I saw that you're considering taking lessons with me. If you'd like, we can arrange a short 25-minute trial lesson. Just get in touch and let me know your preferred date and time. I can then find a time when we can extend the trial lesson if needed, until all your questions are answered. Feel free to contact me anytime.</text:p>
            <text:p text:style-name="P1"/>
            <text:p text:style-name="P1">Best regards,</text:p>
            <text:p text:style-name="P1"/>
            <text:p text:style-name="P1">Matthias</text:p>
          </table:table-cell>
          <table:table-cell table:style-name="Tabelle1.B2" office:value-type="string">
            <text:p text:style-name="Table_20_Contents"/>
          </table:table-cell>
        </table:table-row>
        <table:table-row>
          <table:table-cell table:style-name="Tabelle1.A2" office:value-type="string">
            <text:p text:style-name="P3">Hallo Eva,</text:p>
            <text:p text:style-name="P3"/>
            <text:p text:style-name="P3"><text:soft-page-break/>ich habe gesehen, dass du eine Probestunde bei mir gebucht hast. Ich weiß, dass Probestunden nicht kostenlos sind, auch wenn ich als Lehrer dafür nicht bezahlt werde. Daher möchte ich dich bitten, ein wenig Zeit mitzubringen. Auch wenn die gebuchte Zeit nur 25 Minuten beträgt, nehme ich mir für meine Schüler gerne auch über die gebuchte Stunde hinaus Zeit, um alle Fragen zu beantworten.</text:p>
            <text:p text:style-name="P3"/>
            <text:p text:style-name="P3">Die Arbeit als Lehrer kann viel Spaß machen, sie kann aber auch sehr anstrengend sein. Deshalb ist es mir besonders wichtig, alle Fragen meiner Schüler zu klären und mir gleichzeitig ein genaues Bild von ihnen zu machen, bevor wir zusammenarbeiten. So können wir sicherstellen, dass der Unterricht für beide Seiten angenehm, motivierend und erfolgreich ist.</text:p>
            <text:p text:style-name="P3"/>
            <text:p text:style-name="P3">Falls du Fragen hast kannst du mir jederzeit schreiben und ich werde dir so schnell wie möglich antworten. Ansonsten freue ich mich auf unsere gemeinsame Stunde. </text:p>
            <text:p text:style-name="P3"/>
          </table:table-cell>
          <table:table-cell table:style-name="Tabelle1.B2" office:value-type="string">
            <text:p text:style-name="Table_20_Contents"/>
          </table:table-cell>
        </table:table-row>
        <table:table-row>
          <table:table-cell table:style-name="Tabelle1.A2" office:value-type="string">
            <text:p text:style-name="P4">Hallo Daniel<text:line-break/><text:line-break/>Ich habe gesehen, dass du eine Probestunde mit mir gebucht hast. Darum wollte ich dich fragen, ob du vor unserer Stunde noch Fragen hast?</text:p>
          </table:table-cell>
          <table:table-cell table:style-name="Tabelle1.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9T08:31:00.911643100</meta:creation-date>
    <dc:date>2026-05-01T16:04:38.058774600</dc:date>
    <meta:editing-duration>P1DT11M32S</meta:editing-duration>
    <meta:editing-cycles>6</meta:editing-cycles>
    <meta:generator>LibreOffice/25.8.3.2$Windows_X86_64 LibreOffice_project/8ca8d55c161d602844f5428fa4b58097424e324e</meta:generator>
    <meta:document-statistic meta:table-count="1" meta:image-count="0" meta:object-count="0" meta:page-count="2" meta:paragraph-count="18" meta:word-count="400" meta:character-count="2447" meta:non-whitespace-character-count="2060"/>
  </office:meta>
</office:document-meta>
</file>